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0917in"/>
    </style:style>
    <style:style style:name="co3" style:family="table-column">
      <style:table-column-properties fo:break-before="auto" style:column-width="2.5339in"/>
    </style:style>
    <style:style style:name="co4" style:family="table-column">
      <style:table-column-properties fo:break-before="auto" style:column-width="2.6437in"/>
    </style:style>
    <style:style style:name="co6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2.342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row table:style-name="ro1">
          <table:table-cell office:value-type="string">
            <text:p>Автор</text:p>
          </table:table-cell>
          <table:table-cell office:value-type="string">
            <text:p>Момент</text:p>
          </table:table-cell>
          <table:table-cell office:value-type="string">
            <text:p>Гиперреализм Фазы (важный аспект)</text:p>
          </table:table-cell>
          <table:table-cell office:value-type="string">
            <text:p>Обширность взглядов (когда имеешь в голове много разных точек на карте и следишь за ними)</text:p>
          </table:table-cell>
          <table:table-cell office:value-type="string">
            <text:p>Мотивирующие цели (майлстоуны - когда ищу то что будет мотивировать меня развиваться, может даже не только меня но и других людей тоже)</text:p>
          </table:table-cell>
          <table:table-cell office:value-type="string">
            <text:p>То что ищу во сне</text:p>
          </table:table-cell>
          <table:table-cell office:value-type="string">
            <text:p>Полусонное состояние (вроде выспан а вроде варёность)</text:p>
          </table:table-cell>
          <table:table-cell office:value-type="string">
            <text:p>Оно как волна. Которая имеет начало и конец. И с концом надо смириться чтоб не началась линия неудач.</text:p>
          </table:table-cell>
          <table:table-cell office:value-type="string">
            <text:p>И волна рассыпается когда пытаешься в неё что-то или кого-то всунуть по принципу “раз это дало – я на той инерции хочу выдвинуть ещё и это” или “раз меня вытащило вытащи ещё и его/её”) – т.е. Требование свойств инерции у волны убивает волну. </text:p>
          </table:table-cell>
          <table:table-cell office:value-type="string">
            <text:p>Попытки идти против физики (решить вещи которые решаются физически, или попытки тратить энергию чтоб колдовать ещё больше и т.п.) в лучшем случае ничего не дают. А в худшем (если попытаешься Всунуть) – ещё и волну разрушат.</text:p>
          </table:table-cell>
          <table:table-cell office:value-type="string">
            <text:p>Но если ты по физике перепробовал всё что можно и не можешь найти ответ (вот прям ВСЁ сделал что мог придумать и никак) – и цель мотивирующая – то тогда волна даст что нужно (оно будет лежать на полу, для те6я, ждать тебя).</text:p>
          </table:table-cell>
          <table:table-cell office:value-type="string">
            <text:p>Отсутствие сопротевление. Невплетание физики короче. Вообще. Она будто идёт параллельно с этим миром.</text:p>
          </table:table-cell>
        </table:table-row>
        <table:table-row table:style-name="ro2">
          <table:table-cell office:value-type="string">
            <text:p>Я (Сергей Виноградов)</text:p>
          </table:table-cell>
          <table:table-cell office:value-type="string">
            <text:p>Носил жеж я вчера часы в ремонт.</text:p>
            <text:p>Но забыл одну пластмаску.</text:p>
            <text:p>Сказали мол "ищите - тогда принесёте".</text:p>
            <text:p>Перерыл вчера все полки и коробочки - нигде нету. И купить нельзя. Сказал кошке мол "найди мне пластмаску".</text:p>
            <text:p>Сегодня днём просыпаюсь, захожу в ванну. Пластмаска лежит на полу. </text:p>
            <text:p>Т.е. я её из часов два года назад вытащил. И в ванну заходил до этого по 5 раз в день.</text:p>
            <text:p>Такой вот хитрый момент.</text:p>
            <text:p>Иногда мурашки по коже.</text:p>
            <text:p>Не знаю может кошка откуда-то вытащила.</text:p>
            <text:p>Может ещё что-то...</text:p>
            <text:p>Посреди ванной.</text:p>
            <text:p>Т.е. Вчера я ещё с Олей говорил об открывании дверей в мир (когда в жизни открываются возможности когда имеешь инструменты и выбираешь некоторые пути развития).</text:p>
            <text:p>Пытался вот это делать “мне легко быть мной и развивать мир в этом вот направлении в котором я развивал когда ехал в Хмельницкий, и удовлетворять свои потребности”.</text:p>
            <text:p>И на тебе. Ищешь, допускаешь что “во всех точках оно может быть”, и находишь</text:p>
          </table:table-cell>
          <table:table-cell table:number-columns-repeated="10"/>
        </table:table-row>
        <table:table-row table:style-name="ro1">
          <table:table-cell office:value-type="string">
            <text:p>Тёрка (Катя с Чата)</text:p>
          </table:table-cell>
          <table:table-cell office:value-type="string">
            <text:p>Говорит мол просит кого-то показать где вещь и они тыкают рандомно пальцем и вещь там.</text:p>
          </table:table-cell>
          <table:table-cell table:number-columns-repeated="10"/>
        </table:table-row>
        <table:table-row table:style-name="ro1">
          <table:table-cell office:value-type="string">
            <text:p>Мама</text:p>
          </table:table-cell>
          <table:table-cell office:value-type="string">
            <text:p>На днях она говорила перед ней чувак шёл с санками на голове. И ему по этим санкам как раз глыба снега упала (типа защитил голову хотя такое не предвидешь)</text:p>
          </table:table-cell>
          <table:table-cell table:number-columns-repeated="10"/>
        </table:table-row>
        <table:table-row table:style-name="ro1">
          <table:table-cell office:value-type="string">
            <text:p>Я (Сергей Виноградов)</text:p>
          </table:table-cell>
          <table:table-cell office:value-type="string">
            <text:p>Я ж когда-то так дом в Хмельницком наколдовал. Ну т.е. Меня накрыли вот эти понимания возможностей что может произойти здесь, и помнишь я тогда поехал в Хмельницк, сидел в гостинице 3 дня и рандомно всплыл этот особняк бабы Любы. Который возле кладбища, возле Разина 8, возле обрыва и т.п. Т.е. Явно помогает знать все желаемые точки. (похоже чем-то на навыки гиперреализма в фазе)</text:p>
          </table:table-cell>
          <table:table-cell table:number-columns-repeated="10"/>
        </table:table-row>
        <table:table-row table:style-name="ro1">
          <table:table-cell office:value-type="string">
            <text:p>Оля Сава</text:p>
          </table:table-cell>
          <table:table-cell office:value-type="string">
            <text:p>Там какой-то дядька на неё дом у озера вроде переписал. В наследство. Когда она такой дом искала. Я не знаю деталей. Но помню она очень хотела. Ей это было важно.</text:p>
          </table:table-cell>
          <table:table-cell table:number-columns-repeated="10"/>
        </table:table-row>
        <table:table-row table:style-name="ro1">
          <table:table-cell office:value-type="string">
            <text:p>Ирка-Вампирка</text:p>
          </table:table-cell>
          <table:table-cell office:value-type="string">
            <text:p>Мне все уши прожужжала. Что мол “колдовала хорошего мужа” бла бла. Какие-то там скелеты на кладбище. Я уже не помню. Кровь. Дом в селе. Сбегание. Тоже. Цели. Выходы. Майлстоуны которые важно иметь. Без которых не может двигаться дальше.</text:p>
          </table:table-cell>
          <table:table-cell table:number-columns-repeated="10"/>
        </table:table-row>
        <table:table-row table:style-name="ro1">
          <table:table-cell office:value-type="string">
            <text:p>Жена директора села Новопетровки</text:p>
          </table:table-cell>
          <table:table-cell office:value-type="string">
            <text:p>Напомню что когда-то я приехал туда и мы пошли на пикник. И на пикнике была вот эта тётка – жена главного чувака в деревне. И она увидела меня и говорит мол “о боги, я видела её во сне”, “что ты тут делаешь” (я ей хотел отмазаться мол к родственникам приехлал – а она такая мол “не рассказывай – я знаю что ты здесь не по этому”), Она начала рассказывать Васе мол “вы не представляете кто здесь перед вами сидит” (я же тогда в карты погрузился полностью, и вот это пробовал работать над обьявлениями и т.д.). И вот это был момент когда она меня хвалит хвалит и я улыбаюсь, а потом говорю ей мол “окей, спрашивай, что ты хочешь знать”. Но тут Василь перебил начал свои шуточки кидать и т.п. Хотя я ей хотел рассказать о наблюдателе и т.п. И потом подумал что может лучше что Вася перебил (потому что он уж очень старался). Подумал мол может мне не стоит об этом рассказывать. И она уехала. На машине со своим директором села. Помахав мне ручкой. Я потом её ещё в ВК нашёл, и что-то там ей писал (мол “вы правы, мир вот такой”) - но она вроде туда незаходила. Мы не общались с ней в общем. Ничего больше не могу сказать об этом. Не помню что она искала. Но вроде я для неё был чем-то что она искала во сне а нашла в реале. И чем-то мотивирующим. И ответом.</text:p>
          </table:table-cell>
          <table:table-cell table:number-columns-repeated="10"/>
        </table:table-row>
        <table:table-row table:style-name="ro1">
          <table:table-cell office:value-type="string">
            <text:p>Я (Сергей Виноградов)</text:p>
          </table:table-cell>
          <table:table-cell office:value-type="string">
            <text:p>Вот это ещё чувак в маршрутке передо мной написал “Світу чисте небо” и я такой “о, это ж я, мой ник Небо” (я тогда стоял между двумя классными тёлками и мне было там очень тепло и сладко и комфортно).</text:p>
          </table:table-cell>
          <table:table-cell table:number-columns-repeated="10"/>
        </table:table-row>
        <table:table-row table:style-name="ro1">
          <table:table-cell office:value-type="string">
            <text:p>Я (Сергей Виноградов)</text:p>
          </table:table-cell>
          <table:table-cell office:value-type="string">
            <text:p>При попытке всунуть туда что-то (всунуть в волну что-то силой мол “раз это дало то я хочу ещё вот это и это) то волна сразу заканчивается.</text:p>
          </table:table-cell>
          <table:table-cell table:number-columns-repeated="10"/>
        </table:table-row>
        <table:table-row table:style-name="ro1">
          <table:table-cell office:value-type="string">
            <text:p>Я (Сергей Виноградов)</text:p>
          </table:table-cell>
          <table:table-cell office:value-type="string">
            <text:p>Помнишь я карту делал... И по карте пришёл к выводу что эти волны бывают когда я хочу решить всемирное повторене.</text:p>
          </table:table-cell>
          <table:table-cell table:number-columns-repeated="10"/>
        </table:table-row>
        <table:table-row table:style-name="ro1">
          <table:table-cell office:value-type="string">
            <text:p>Я (Сергей Виноградов)</text:p>
          </table:table-cell>
          <table:table-cell office:value-type="string">
            <text:p>Есть теория, что на вещь никто (или никто важнее меня) не должен претендовать. Но я хз.</text:p>
          </table:table-cell>
          <table:table-cell table:number-columns-repeated="10"/>
        </table:table-row>
        <table:table-row table:style-name="ro1">
          <table:table-cell office:value-type="string">
            <text:p>Я (Сергей Виноградов)</text:p>
          </table:table-cell>
          <table:table-cell office:value-type="string">
            <text:p>Ты ж вспомни что Муся появилась так же. Прошёл мимо неё в метро. Подумал “хм. Прикольные наверно потоки мира там где у меня такая кошка”. И в маршрутке сел случайно рядом с её хозяйкой и подумал мол “если предложит – возьму” (т.е. Полное отсутствие сопротивления, выебонов, конвертации). Она предложила “хотите котёнка”. И я взял. Бож как я её люблю.</text:p>
          </table:table-cell>
          <table:table-cell table:number-columns-repeated="10"/>
        </table:table-row>
        <table:table-row table:style-name="ro1">
          <table:table-cell office:value-type="string">
            <text:p>Я (Сергей Виноградов)</text:p>
          </table:table-cell>
          <table:table-cell office:value-type="string">
            <text:p>Вспомни как ты Волтер отель нашёл под свою конфу КешКонтрол. Помнишь? Все отели были не по карману. Все говорили “забей”. Ты встал, сказал “пошли они нахер”. Взял сигарету в рот и пошёл куда глаза глядят. И шёл не зная что делать дальше. Оглянулся и такой “О. Волтер. Тут я ещё не спрашивал”. И на следующий день приехал, спросил и всё было охуенно.</text:p>
          </table:table-cell>
          <table:table-cell table:number-columns-repeated="10"/>
        </table:table-row>
        <table:table-row table:style-name="ro1">
          <table:table-cell office:value-type="string">
            <text:p>Я (Сергей Виноградов)</text:p>
          </table:table-cell>
          <table:table-cell office:value-type="string">
            <text:p>Иногда у меня после колдовства может включаться вот эта как паника мол "о боги я всё могу как всё просто" (может это где-то связано с желанием Всунуть, но факт тот что в этом состоянии я могу взять вместо наколдованного варианта вариант более трудный, который дальше и т.п. Потому что тот который наколдовал я не видел. Типа как слепота. Выборочная. Мысль что мне надо платить энергией за это. Желание тратить энергию. Мысль что колдовство зависит от трат энергии (наверно это не так, я не знаю).</text:p>
          </table:table-cell>
          <table:table-cell table:number-columns-repeated="10"/>
        </table:table-row>
        <table:table-row table:style-name="ro1">
          <table:table-cell office:value-type="string">
            <text:p>Я (Сергей Виноградов)</text:p>
          </table:table-cell>
          <table:table-cell office:value-type="string">
            <text:p>Есть мысль что все предметы в мире лишь оболочки для всемирных наблюдателей. Помнишь картинку что все сознания исходят из одного предмета как глаза одной сущности?</text:p>
          </table:table-cell>
          <table:table-cell table:number-columns-repeated="10"/>
        </table:table-row>
      </table:table>
      <table:table table:name="Лист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4">02/24/2021</text:date>, <text:time>05:15:0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17:26:03.87</meta:creation-date>
    <meta:generator>OpenOffice/4.1.8$Win32 OpenOffice.org_project/418m3$Build-9803</meta:generator>
    <dc:date>2021-02-24T05:15:06.34</dc:date>
    <meta:editing-duration>PT1H3M22S</meta:editing-duration>
    <meta:editing-cycles>20</meta:editing-cycles>
    <meta:document-statistic meta:table-count="3" meta:cell-count="42" meta:object-count="0"/>
  </office:meta>
</office:document-meta>
</file>